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BlockPoo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BlockPool.nex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BlockPool.IntBlockPool( DocumentsWriter docWriter , boolean trackAl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